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38.12mm"/>
    </style:style>
    <style:style style:name="co9" style:family="table-column">
      <style:table-column-properties fo:break-before="auto" style:column-width="41.38mm"/>
    </style:style>
    <style:style style:name="co10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mm"/>
      <style:text-properties fo:color="#fff2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20"/>
          <table:table-cell table:style-name="ce20" office:value-type="string" calcext:value-type="string">
            <text:p>vegetation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cover</text:p>
          </table:table-cell>
          <table:table-cell table:style-name="ce20" office:value-type="string" calcext:value-type="string">
            <text:p>defense</text:p>
          </table:table-cell>
          <table:table-cell table:style-name="ce20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/>
          <table:table-cell table:formula="of:=[.B2]*[.B2]/123" office:value-type="float" office:value="0.203252032520325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/>
          <table:table-cell table:formula="of:=[.B3]*[.B3]/123" office:value-type="float" office:value="0.81300813008130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/>
          <table:table-cell table:formula="of:=[.B4]*[.B4]/123" office:value-type="float" office:value="1.82926829268293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/>
          <table:table-cell table:formula="of:=[.B5]*[.B5]/123" office:value-type="float" office:value="3.2520325203252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/>
          <table:table-cell table:formula="of:=[.B6]*[.B6]/123" office:value-type="float" office:value="5.08130081300813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/>
          <table:table-cell table:formula="of:=[.B7]*[.B7]/123" office:value-type="float" office:value="7.31707317073171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/>
          <table:table-cell table:formula="of:=[.B8]*[.B8]/123" office:value-type="float" office:value="9.95934959349593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/>
          <table:table-cell table:formula="of:=[.B9]*[.B9]/123" office:value-type="float" office:value="13.0081300813008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/>
          <table:table-cell table:formula="of:=[.B10]*[.B10]/123" office:value-type="float" office:value="16.4634146341463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/>
          <table:table-cell table:formula="of:=[.B11]*[.B11]/123" office:value-type="float" office:value="20.3252032520325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escarpement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cover</text:p>
          </table:table-cell>
          <table:table-cell table:style-name="ce20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/>
          <table:table-cell table:formula="of:=(([.B15]-10)*5/4)+1" office:value-type="float" office:value="7.25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/>
          <table:table-cell table:formula="of:=(([.B16]-10)*5/4)+1" office:value-type="float" office:value="13.5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/>
          <table:table-cell table:formula="of:=(([.B17]-10)*5/4)+1" office:value-type="float" office:value="19.75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/>
          <table:table-cell table:formula="of:=(([.B18]-10)*5/4)+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/>
          <table:table-cell table:formula="of:=(([.B19]-10)*5/4)+1" office:value-type="float" office:value="32.25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/>
          <table:table-cell table:formula="of:=(([.B20]-10)*5/4)+1" office:value-type="float" office:value="38.5" calcext:value-type="float">
            <text:p>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/>
          <table:table-cell table:formula="of:=(([.B21]-10)*5/4)+1" office:value-type="float" office:value="44.75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/>
          <table:table-cell table:formula="of:=(([.B22]-10)*5/4)+1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innondation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cover</text:p>
          </table:table-cell>
          <table:table-cell table:style-name="ce20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09:21:42.882694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5.1.6.2$Linux_X86_64 LibreOffice_project/10m0$Build-2</meta:generator>
    <dc:date>2018-11-26T10:04:30.219743610</dc:date>
    <meta:editing-duration>P1DT12H25M49S</meta:editing-duration>
    <meta:editing-cycles>82</meta:editing-cycles>
    <meta:document-statistic meta:table-count="3" meta:cell-count="982" meta:object-count="0"/>
  </office:meta>
</office:document-meta>
</file>